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fa Slab One" svg:font-family="'Alfa Slab One'" style:font-family-generic="system" style:font-pitch="variable"/>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tyle:font-family-generic="roman" style:font-pitch="variable"/>
  </office:font-face-decls>
  <office:automatic-styles>
    <style:style style:name="P1" style:family="paragraph" style:parent-style-name="Standard">
      <style:text-properties officeooo:rsid="000059f4" officeooo:paragraph-rsid="000059f4"/>
    </style:style>
    <style:style style:name="P2" style:family="paragraph" style:parent-style-name="Standard">
      <style:paragraph-properties fo:break-before="page"/>
      <style:text-properties officeooo:rsid="000059f4" officeooo:paragraph-rsid="000059f4"/>
    </style:style>
    <style:style style:name="P3" style:family="paragraph" style:parent-style-name="Standard">
      <style:text-properties officeooo:rsid="000059f4" officeooo:paragraph-rsid="00019829"/>
    </style:style>
    <style:style style:name="P4" style:family="paragraph" style:parent-style-name="Standard">
      <style:text-properties fo:font-weight="bold" officeooo:rsid="00006ec2" officeooo:paragraph-rsid="00006ec2" style:font-weight-asian="bold" style:font-weight-complex="bold"/>
    </style:style>
    <style:style style:name="P5" style:family="paragraph" style:parent-style-name="Standard">
      <style:text-properties fo:font-size="15pt" fo:font-weight="bold" officeooo:rsid="000059f4" officeooo:paragraph-rsid="000059f4" style:font-size-asian="15pt" style:font-weight-asian="bold" style:font-size-complex="15pt" style:font-weight-complex="bold"/>
    </style:style>
    <style:style style:name="P6" style:family="paragraph" style:parent-style-name="Standard">
      <style:text-properties fo:font-size="14pt" fo:font-weight="bold" officeooo:rsid="000059f4" officeooo:paragraph-rsid="000059f4" style:font-size-asian="14pt" style:font-weight-asian="bold" style:font-size-complex="14pt" style:font-weight-complex="bold"/>
    </style:style>
    <style:style style:name="P7" style:family="paragraph" style:parent-style-name="Standard">
      <style:text-properties fo:font-size="14pt" fo:font-weight="bold" officeooo:rsid="00006ec2" officeooo:paragraph-rsid="00006ec2" style:font-size-asian="14pt" style:font-weight-asian="bold" style:font-size-complex="14pt" style:font-weight-complex="bold"/>
    </style:style>
    <style:style style:name="P8" style:family="paragraph" style:parent-style-name="Standard">
      <style:text-properties fo:font-size="12pt" fo:font-weight="normal" officeooo:rsid="000059f4" officeooo:paragraph-rsid="000059f4" style:font-size-asian="10.5pt" style:font-weight-asian="normal" style:font-size-complex="12pt" style:font-weight-complex="normal"/>
    </style:style>
    <style:style style:name="P9" style:family="paragraph" style:parent-style-name="Standard">
      <style:text-properties fo:font-weight="normal" officeooo:rsid="00006ec2" officeooo:paragraph-rsid="00006ec2" style:font-weight-asian="normal" style:font-weight-complex="normal"/>
    </style:style>
    <style:style style:name="P10" style:family="paragraph" style:parent-style-name="Standard">
      <style:text-properties fo:font-weight="normal" officeooo:rsid="0008fd26" officeooo:paragraph-rsid="0008fd26" style:font-weight-asian="normal" style:font-weight-complex="normal"/>
    </style:style>
    <style:style style:name="P11" style:family="paragraph" style:parent-style-name="Standard">
      <style:text-properties fo:font-weight="normal" officeooo:rsid="000b021b" officeooo:paragraph-rsid="000b021b" style:font-weight-asian="normal" style:font-weight-complex="normal"/>
    </style:style>
    <style:style style:name="P12" style:family="paragraph" style:parent-style-name="Standard">
      <style:text-properties officeooo:rsid="00006ec2" officeooo:paragraph-rsid="00006ec2"/>
    </style:style>
    <style:style style:name="P13" style:family="paragraph" style:parent-style-name="Standard">
      <style:text-properties officeooo:rsid="00019829" officeooo:paragraph-rsid="00019829"/>
    </style:style>
    <style:style style:name="P14" style:family="paragraph" style:parent-style-name="Standard">
      <style:text-properties officeooo:rsid="00019829" officeooo:paragraph-rsid="00025842"/>
    </style:style>
    <style:style style:name="P15" style:family="paragraph" style:parent-style-name="Standard">
      <style:text-properties officeooo:rsid="00025842" officeooo:paragraph-rsid="00025842"/>
    </style:style>
    <style:style style:name="P16" style:family="paragraph" style:parent-style-name="Standard">
      <style:text-properties fo:font-size="13pt" fo:font-style="italic" fo:font-weight="bold" officeooo:rsid="00025842" officeooo:paragraph-rsid="00025842" style:font-size-asian="13pt" style:font-style-asian="italic" style:font-weight-asian="bold" style:font-size-complex="13pt" style:font-style-complex="italic" style:font-weight-complex="bold"/>
    </style:style>
    <style:style style:name="P17" style:family="paragraph" style:parent-style-name="Standard">
      <style:text-properties fo:font-size="13pt" fo:font-style="italic" fo:font-weight="bold" officeooo:rsid="00019829" officeooo:paragraph-rsid="00025842" style:font-size-asian="13pt" style:font-style-asian="italic" style:font-weight-asian="bold" style:font-size-complex="13pt" style:font-style-complex="italic" style:font-weight-complex="bold"/>
    </style:style>
    <style:style style:name="P18" style:family="paragraph" style:parent-style-name="Standard">
      <style:text-properties fo:font-size="13pt" fo:font-style="italic" officeooo:rsid="000059f4" officeooo:paragraph-rsid="000059f4" style:font-size-asian="13pt" style:font-style-asian="italic" style:font-size-complex="13pt" style:font-style-complex="italic"/>
    </style:style>
    <style:style style:name="P19" style:family="paragraph" style:parent-style-name="Standard">
      <style:text-properties fo:font-size="16pt" fo:font-style="italic" fo:font-weight="bold" officeooo:rsid="000059f4" officeooo:paragraph-rsid="000059f4" style:font-size-asian="16pt" style:font-style-asian="italic" style:font-weight-asian="bold" style:font-size-complex="16pt" style:font-style-complex="italic" style:font-weight-complex="bold"/>
    </style:style>
    <style:style style:name="P20" style:family="paragraph" style:parent-style-name="Standard">
      <style:text-properties officeooo:rsid="000433bb" officeooo:paragraph-rsid="000433bb"/>
    </style:style>
    <style:style style:name="P21" style:family="paragraph" style:parent-style-name="Standard">
      <style:text-properties officeooo:rsid="00059b36" officeooo:paragraph-rsid="00059b36"/>
    </style:style>
    <style:style style:name="P22" style:family="paragraph" style:parent-style-name="Standard">
      <style:text-properties officeooo:rsid="000746c0" officeooo:paragraph-rsid="000746c0"/>
    </style:style>
    <style:style style:name="T1" style:family="text">
      <style:text-properties fo:font-style="italic" style:font-style-asian="italic" style:font-style-complex="italic"/>
    </style:style>
    <style:style style:name="T2" style:family="text">
      <style:text-properties officeooo:rsid="00006ec2"/>
    </style:style>
    <style:style style:name="T3" style:family="text">
      <style:text-properties style:text-underline-style="solid" style:text-underline-width="auto" style:text-underline-color="font-color"/>
    </style:style>
    <style:style style:name="T4" style:family="text">
      <style:text-properties officeooo:rsid="00025842"/>
    </style:style>
    <style:style style:name="T5" style:family="text">
      <style:text-properties officeooo:rsid="000433bb"/>
    </style:style>
    <style:style style:name="T6" style:family="text">
      <style:text-properties officeooo:rsid="000750b2"/>
    </style:style>
    <style:style style:name="T7" style:family="text">
      <style:text-properties officeooo:rsid="000c4e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text:s/>DSA Finals – REVISION</text:p>
      <text:p text:style-name="P1"/>
      <text:p text:style-name="P1"/>
      <text:p text:style-name="P5">Big O notation</text:p>
      <text:p text:style-name="P5"><text:a xlink:type="simple" xlink:href="https://www.bigocheatsheet.com/" text:style-name="Internet_20_link" text:visited-style-name="Visited_20_Internet_20_Link">https://www.bigocheatsheet.com/</text:a></text:p>
      <text:p text:style-name="P5"/>
      <text:p text:style-name="P1">Gives us an algorithms complexity in terms of it’s input size N.</text:p>
      <text:p text:style-name="P1">(for eg. N would be size of an array to sort)</text:p>
      <text:p text:style-name="P1">It is machine independent, usually takes into account<text:span text:style-name="T1"> worst case scenario</text:span>.</text:p>
      <text:p text:style-name="P1">1. Ignores constants</text:p>
      <text:p text:style-name="P1">//5n → O(n)</text:p>
      <text:p text:style-name="P1">2. Certain terms “dominate” others</text:p>
      <text:p text:style-name="P1">// we drop low order codes</text:p>
      <text:p text:style-name="P1">O(1) &lt; O(logn) &lt; O(n) &lt; O(nlogn) &lt; O(n^2) &lt; O(n!)</text:p>
      <text:p text:style-name="P1">In practice, however constants may matter and so would best-case and average case.</text:p>
      <text:p text:style-name="P1"/>
      <text:p text:style-name="P1"/>
      <text:p text:style-name="P6">Sorting Algoritms</text:p>
      <text:p text:style-name="P8"/>
      <text:p text:style-name="P1">O(N^2) algorithms <text:span text:style-name="T2">are</text:span> Bubble, Insertion, Selection</text:p>
      <text:p text:style-name="P3">O(N*logN) Sorting algorithms: Quick Sort, Merge Sort, Heap Sort (the new one!)</text:p>
      <text:p text:style-name="P13"/>
      <text:p text:style-name="P17">Bubble,<text:span text:style-name="T4"> </text:span>Insertion <text:span text:style-name="T5">and</text:span><text:span text:style-name="T4"> Selection</text:span></text:p>
      <text:p text:style-name="P14"><text:a xlink:type="simple" xlink:href="https://en.wikipedia.org/wiki/Insertion_sort" text:style-name="Internet_20_link" text:visited-style-name="Visited_20_Internet_20_Link">https://en.wikipedia.org/wiki/Insertion_sort</text:a></text:p>
      <text:p text:style-name="P14"><text:a xlink:type="simple" xlink:href="https://en.wikipedia.org/wiki/Bubble_sort" text:style-name="Internet_20_link" text:visited-style-name="Visited_20_Internet_20_Link">https://en.wikipedia.org/wiki/Bubble_sort</text:a></text:p>
      <text:p text:style-name="P15"><text:a xlink:type="simple" xlink:href="https://en.wikipedia.org/wiki/Selection_sort" text:style-name="Internet_20_link" text:visited-style-name="Visited_20_Internet_20_Link">https://en.wikipedia.org/wiki/Selection_sort</text:a></text:p>
      <text:p text:style-name="P14"/>
      <text:p text:style-name="P12">-- <text:span text:style-name="T4">Bubble and Insertion h</text:span>a<text:span text:style-name="T4">ve</text:span> a <text:span text:style-name="T3">worst-case</text:span> and <text:span text:style-name="T3">average</text:span> complexity of O(n^2).</text:p>
      <text:p text:style-name="P12">– <text:span text:style-name="T4">Selection has Best time complexity of O(n)</text:span></text:p>
      <text:p text:style-name="P13">+ <text:span text:style-name="T3">Best case</text:span> is the list is already sorted save for one value O(n).</text:p>
      <text:p text:style-name="P13">+ Only advantage is ability to check if list its sorted is efficiently is built into the algorithm.</text:p>
      <text:p text:style-name="P13">- It is not complex to write however, <text:span text:style-name="T2">Insertion is no more complex than bubble and generally runs faster.</text:span></text:p>
      <text:p text:style-name="P13">+ Uses less space as only one array is needed,<text:span text:style-name="T4"> Space complexity 0(1)</text:span></text:p>
      <text:p text:style-name="P13"/>
      <text:p text:style-name="P15">- Selection generally performs worse than insertion sort. Selection sort is noted for its simplicity and has performance advantages over more complicated algorithms in certain situations, particularly where auxiliary memory is limited.</text:p>
      <text:p text:style-name="P15"/>
      <text:p text:style-name="P16">Quick, Merge and Heap</text:p>
      <text:p text:style-name="P15"/>
      <text:p text:style-name="P15"><text:a xlink:type="simple" xlink:href="https://en.wikipedia.org/wiki/Quicksort" text:style-name="Internet_20_link" text:visited-style-name="Visited_20_Internet_20_Link">https://en.wikipedia.org/wiki/Quicksort</text:a></text:p>
      <text:p text:style-name="P15"/>
      <text:p text:style-name="P15">Quick: best O(n log n) | average O(n log n) | worst O(n^2) | space O(log n)</text:p>
      <text:p text:style-name="P15">Merge: best O(n log n) | average O(n log n) | worst O(n log n) | space O(n)</text:p>
      <text:p text:style-name="P15">Heap: best O(n log n) | average O(n log n) | worst O(n log n) | space O(1)</text:p>
      <text:p text:style-name="P1"/>
      <text:p text:style-name="P2"/>
      <text:p text:style-name="P19">What does in-place and stable mean?</text:p>
      <text:p text:style-name="P18"/>
      <text:p text:style-name="P1"><text:span text:style-name="T5">A</text:span>n <text:span text:style-name="T3">in-place algorithm</text:span> is an algorithm which transforms input using no auxiliary data structure. However, a small amount of extra storage space is allowed for auxiliary variables. The input is usually overwritten by the output as the algorithm executes. An in-place algorithm updates its input sequence only through replacement or swapping of elements. An algorithm which is not in-place is sometimes called not-in-place or out-of-place. </text:p>
      <text:p text:style-name="P1"/>
      <text:p text:style-name="P20">A s<text:span text:style-name="T3">table algorithm </text:span>means if two items share a key (eg number of first letter) then they will retain their relative positions to each other after the sort.</text:p>
      <text:p text:style-name="P20"/>
      <text:p text:style-name="P20">Some sorting algorithms are stable by nature like Insertion sort, Merge Sort, Bubble Sort, etc. And some sorting algorithms are not, like Heap Sort, Quick Sort, etc.</text:p>
      <text:p text:style-name="P1"/>
      <text:p text:style-name="P21">Quick sort is in place</text:p>
      <text:p text:style-name="P22"><text:span text:style-name="T3">Pivot selection</text:span> for quick sort can be done by picking 3 elements in list to be sorted(at beginning middle and end point) sorting the three and then moving then back. Then letting the pivot be the value in the middle <text:span text:style-name="T6">this is called Median-of-Three</text:span>. </text:p>
      <text:p text:style-name="P1">Showing/identifying the pivot selection and sorting process of Quick Sort often appears in the test. As well as the division and merging of the Merge Sort algorithm. Prioritise what/how they sort, not their exact implementation</text:p>
      <text:p text:style-name="P1"/>
      <text:p text:style-name="P1"/>
      <text:p text:style-name="P1"/>
      <text:p text:style-name="P7">Stacks and Queues</text:p>
      <text:p text:style-name="P4"/>
      <text:p text:style-name="P9">LIFO (Stack) - Last In First Out (or FILO)</text:p>
      <text:p text:style-name="P9"/>
      <text:p text:style-name="P9">FIFO (Queue) - First In First Out</text:p>
      <text:p text:style-name="P9"/>
      <text:p text:style-name="P9">How do they work?</text:p>
      <text:p text:style-name="P9">How are they implemented? (Array/LinkedList)</text:p>
      <text:p text:style-name="P9"/>
      <text:p text:style-name="P9">What are they good for?</text:p>
      <text:p text:style-name="P9">Also Infix to postfix and evaluation of postfix. They’re a great example of implementing both stacks and queues so they always appear in the assessments. </text:p>
      <text:p text:style-name="P9"/>
      <text:p text:style-name="P9"/>
      <text:p text:style-name="P7">Recursion</text:p>
      <text:p text:style-name="P9"/>
      <text:p text:style-name="P9">When to use recursion over an iterative solution</text:p>
      <text:p text:style-name="P9">How it works (e.g. being able to understand the recursion tree and unwinding)</text:p>
      <text:p text:style-name="P9">Necessary properties of a recursive algorithm.</text:p>
      <text:p text:style-name="P9"><text:s text:c="4"/>A recursive algorithm must have a base case.</text:p>
      <text:p text:style-name="P9"><text:s text:c="4"/>A recursive algorithm must change its state and move toward the base case.</text:p>
      <text:p text:style-name="P9"><text:s text:c="4"/>A recursive algorithm must call itself, recursively.</text:p>
      <text:p text:style-name="P10">Must be made up of a problem that can be evaluated knowing the result of a smaller/simpler version of itself.</text:p>
      <text:p text:style-name="P10">It must have one or more base cases, and must account for infinite recursions as to not <text:span text:style-name="T7">overflow</text:span> the call stack. Static g<text:span text:style-name="T7">l</text:span>obal variables can be useful here. </text:p>
      <text:p text:style-name="P9">What is a base case?</text:p>
      <text:p text:style-name="P10"><text:soft-page-break/>A base case refers to an output of a recursive function with a fixed specific response. It is usually the simplest possible input of a recursive method</text:p>
      <text:p text:style-name="P9">What are wrapper methods, and why are they useful?</text:p>
      <text:p text:style-name="P10">Wrapper methods are instructions that are ran before the recursive part of a recursive algorithm, meaning they only run once. They are useful for setting initial parameters and handling unusual base cases as well as catching exceptions.</text:p>
      <text:p text:style-name="P9"/>
      <text:p text:style-name="P9">STACK OVERFLOW?!?!... what is it and why does it happen?</text:p>
      <text:p text:style-name="P10">A stack overflow is when the operating systems call stack goes above the allocated number of call usually due to an operation stuck in an endless loop. When you call a function in your code, the next instruction after the function call is stored on the stack, and any storage space that might be overwritten by the function call. The function you call might use up more stack for its own local variables. When it's done, it frees up the local variable stack space it used, then returns to the previous function.</text:p>
      <text:p text:style-name="P10"/>
      <text:p text:style-name="P10"/>
      <text:p text:style-name="P10"/>
      <text:p text:style-name="P9">Hanoi towers, and Fibonacci often appear as recursion questions so make sure to review them. Often there can also be a recursive algorithm you have to come up with or re-implement from the lectures, so be comfortable with recursive code!</text:p>
      <text:p text:style-name="P9"/>
      <text:p text:style-name="P11">Arrays references to blocks of contiguous memory, once an array is declared it’s size is static. If a program is to remove any values from the array the same space will still be allocated and the extra space will now be null. Arrays are accessed by keeping track of the memory location of it’s values using an index.</text:p>
      <text:p text:style-name="P11">Linked lists are non contiguous and are simply objects in memory which hold memory addresses to other similar objects. <text:s/>They are accessed by calling a function which returns their next and previous nodes. They are slower to access than arrays for this reason however allow for more dynamic space allocation as without needing to make a new data structure.</text:p>
      <text:p text:style-name="P11"/>
      <text:p text:style-name="P11">Linked lists can be single ended (head only) double ended (head and tail), single linked (next only) and doubly linked(next and previous) or a combination of these. Having a more complex list will increase the space complexity since more memory addresses will need to be stored with every instance however, will allow for more complex operations such as find and remove at to be implemented more efficiently.</text:p>
      <text:p text:style-name="P11"/>
      <text:p text:style-name="P11">What are they and why are they used?</text:p>
      <text:p text:style-name="P11">What is a hash function used for?</text:p>
      <text:p text:style-name="P11">What are the important properties of a hash function?</text:p>
      <text:p text:style-name="P11">What is clustering? How is it dealt with?</text:p>
      <text:p text:style-name="P11">What’s separate chaining?</text:p>
      <text:p text:style-name="P11">Moving through an array and inserting elements is pretty common, so be comfortable with it and how hash functions can work! Also have a good understanding of why ‘previously used’ is necessary for open address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fa Slab One" svg:font-family="'Alfa Slab One'" style:font-family-generic="system" style:font-pitch="variable"/>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2" style:font-family-complex="'Lohit Devanagari'" style:language-complex="zxx" style:country-complex="none"/>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lfa Slab One" style:font-family-complex="'Alfa Slab One'"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Alfa Slab One" style:font-family-complex="'Alfa Slab One'"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Alfa Slab One" style:font-family-complex="'Alfa Slab One'"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Alfa Slab One" style:font-family-complex="'Alfa Slab One'"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lfa Slab One" style:font-family-complex="'Alfa Slab One'"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lfa Slab One" style:font-family-complex="'Alfa Slab One'"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Alfa Slab One" style:font-family-complex="'Alfa Slab One'"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lfa Slab One" style:font-family-complex="'Alfa Slab One'"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Alfa Slab One" style:font-family-complex="'Alfa Slab One'"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Alfa Slab One" style:font-family-complex="'Alfa Slab One'"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Alfa Slab One" style:font-family-complex="'Alfa Slab One'"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lfa Slab One" style:font-family-complex="'Alfa Slab One'"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lfa Slab One" style:font-family-complex="'Alfa Slab One'"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lfa Slab One" style:font-family-complex="'Alfa Slab One'"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1T15:28:51.611984503</meta:creation-date>
    <dc:date>2021-10-31T18:23:06.824200427</dc:date>
    <meta:editing-duration>PT23M40S</meta:editing-duration>
    <meta:editing-cycles>6</meta:editing-cycles>
    <meta:generator>LibreOffice/7.2.2.2$Linux_X86_64 LibreOffice_project/02b2acce88a210515b4a5bb2e46cbfb63fe97d56</meta:generator>
    <meta:document-statistic meta:table-count="0" meta:image-count="0" meta:object-count="0" meta:page-count="3" meta:paragraph-count="70" meta:word-count="1129" meta:character-count="6747" meta:non-whitespace-character-count="5668"/>
  </office:meta>
</office:document-meta>
</file>